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enjamin_Cousaert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9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Timesheets van Benjamin Cousaer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pdracht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7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cases oplijsten </text:p>
          </table:table-cell>
          <table:table-cell table:number-columns-repeated="1020"/>
        </table:table-row>
        <table:table-row table:style-name="ro2" table:number-rows-repeated="4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2:.C16])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4:06:23.646976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creation-date>2015-02-04T11:19:11Z</meta:creation-date>
    <dc:date>2017-02-21T14:07:16.728730000</dc:date>
    <meta:editing-cycles>32</meta:editing-cycles>
    <meta:editing-duration>PT42M13S</meta:editing-duration>
    <meta:document-statistic meta:table-count="1" meta:cell-count="19" meta:object-count="0"/>
  </office:meta>
</office:document-meta>
</file>